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7.111cm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26cm" svg:y1="11.976cm" svg:x2="17.764cm" svg:y2="11.976cm">
          <text:p/>
        </draw:line>
        <draw:line draw:style-name="gr1" draw:text-style-name="P1" draw:layer="layout" svg:x1="5.826cm" svg:y1="11.976cm" svg:x2="5.826cm" svg:y2="4.991cm">
          <text:p/>
        </draw:line>
        <draw:frame draw:style-name="gr2" draw:text-style-name="P2" draw:layer="layout" svg:width="1.016cm" svg:height="7.361cm" svg:x="4.048cm" svg:y="4.81cm">
          <draw:text-box>
            <text:p>Average</text:p>
            <text:p><text:s/>FN</text:p>
          </draw:text-box>
        </draw:frame>
        <draw:frame draw:style-name="gr3" draw:text-style-name="P2" draw:layer="layout" svg:width="10.16cm" svg:height="1.778cm" svg:x="6.715cm" svg:y="12.811cm">
          <draw:text-box>
            <text:p>Average Q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21:39:11.041691048</meta:creation-date>
    <dc:date>2018-06-26T21:43:12.366959471</dc:date>
    <meta:editing-duration>PT4M1S</meta:editing-duration>
    <meta:editing-cycles>2</meta:editing-cycles>
    <meta:generator>LibreOffice/5.1.6.2$Linux_X86_64 LibreOffice_project/10m0$Build-2</meta:generator>
    <meta:document-statistic meta:object-count="4"/>
  </office:meta>
</office:document-meta>
</file>